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5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20:06:25 8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028" calcext:value-type="float">
            <text:p>799,99028</text:p>
          </table:table-cell>
          <table:table-cell office:value-type="float" office:value="930" calcext:value-type="float">
            <text:p>930</text:p>
          </table:table-cell>
          <table:table-cell office:value-type="float" office:value="7380" calcext:value-type="float">
            <text:p>7380</text:p>
          </table:table-cell>
          <table:table-cell table:number-columns-repeated="2"/>
          <table:table-cell table:formula="of:=AVERAGE([.C2:.C2010])" office:value-type="float" office:value="960.642180094787" calcext:value-type="float">
            <text:p>960,6421800948</text:p>
          </table:table-cell>
          <table:table-cell table:formula="of:=AVERAGE([.D2:.D2010])" office:value-type="float" office:value="7387.19431279621" calcext:value-type="float">
            <text:p>7387,1943127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308" calcext:value-type="float">
            <text:p>899,98308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2"/>
          <table:table-cell table:formula="of:=COM.MICROSOFT.STDEV.P([.C2:.C2010])" office:value-type="float" office:value="15.2211944709988" calcext:value-type="float">
            <text:p>15,221194471</text:p>
          </table:table-cell>
          <table:table-cell table:formula="of:=COM.MICROSOFT.STDEV.P([.D2:.D2010])" office:value-type="float" office:value="14.5008633793219" calcext:value-type="float">
            <text:p>14,50086337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43" calcext:value-type="float">
            <text:p>1000,043</text:p>
          </table:table-cell>
          <table:table-cell office:value-type="float" office:value="980" calcext:value-type="float">
            <text:p>980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198" calcext:value-type="float">
            <text:p>1099,99198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8876" calcext:value-type="float">
            <text:p>1199,98876</text:p>
          </table:table-cell>
          <table:table-cell office:value-type="float" office:value="987" calcext:value-type="float">
            <text:p>987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49" calcext:value-type="float">
            <text:p>1299,9949</text:p>
          </table:table-cell>
          <table:table-cell office:value-type="float" office:value="971" calcext:value-type="float">
            <text:p>971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458" calcext:value-type="float">
            <text:p>1399,98458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0866" calcext:value-type="float">
            <text:p>1500,00866</text:p>
          </table:table-cell>
          <table:table-cell office:value-type="float" office:value="987" calcext:value-type="float">
            <text:p>987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062" calcext:value-type="float">
            <text:p>1600,0062</text:p>
          </table:table-cell>
          <table:table-cell office:value-type="float" office:value="985" calcext:value-type="float">
            <text:p>98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624" calcext:value-type="float">
            <text:p>1699,99624</text:p>
          </table:table-cell>
          <table:table-cell office:value-type="float" office:value="951" calcext:value-type="float">
            <text:p>95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151" calcext:value-type="float">
            <text:p>1800,0151</text:p>
          </table:table-cell>
          <table:table-cell office:value-type="float" office:value="957" calcext:value-type="float">
            <text:p>957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8992" calcext:value-type="float">
            <text:p>1899,98992</text:p>
          </table:table-cell>
          <table:table-cell office:value-type="float" office:value="970" calcext:value-type="float">
            <text:p>970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13" calcext:value-type="float">
            <text:p>1999,9813</text:p>
          </table:table-cell>
          <table:table-cell office:value-type="float" office:value="934" calcext:value-type="float">
            <text:p>934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179" calcext:value-type="float">
            <text:p>2100,0179</text:p>
          </table:table-cell>
          <table:table-cell office:value-type="float" office:value="962" calcext:value-type="float">
            <text:p>96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868" calcext:value-type="float">
            <text:p>2199,9868</text:p>
          </table:table-cell>
          <table:table-cell office:value-type="float" office:value="930" calcext:value-type="float">
            <text:p>930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738" calcext:value-type="float">
            <text:p>2300,00738</text:p>
          </table:table-cell>
          <table:table-cell office:value-type="float" office:value="955" calcext:value-type="float">
            <text:p>955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394" calcext:value-type="float">
            <text:p>2399,99394</text:p>
          </table:table-cell>
          <table:table-cell office:value-type="float" office:value="929" calcext:value-type="float">
            <text:p>929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9" calcext:value-type="float">
            <text:p>2500,009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932" calcext:value-type="float">
            <text:p>2599,99932</text:p>
          </table:table-cell>
          <table:table-cell office:value-type="float" office:value="981" calcext:value-type="float">
            <text:p>981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0152" calcext:value-type="float">
            <text:p>2700,00152</text:p>
          </table:table-cell>
          <table:table-cell office:value-type="float" office:value="985" calcext:value-type="float">
            <text:p>985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2812" calcext:value-type="float">
            <text:p>2800,02812</text:p>
          </table:table-cell>
          <table:table-cell office:value-type="float" office:value="982" calcext:value-type="float">
            <text:p>982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03" calcext:value-type="float">
            <text:p>2899,9903</text:p>
          </table:table-cell>
          <table:table-cell office:value-type="float" office:value="963" calcext:value-type="float">
            <text:p>963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8762" calcext:value-type="float">
            <text:p>2999,98762</text:p>
          </table:table-cell>
          <table:table-cell office:value-type="float" office:value="923" calcext:value-type="float">
            <text:p>92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814" calcext:value-type="float">
            <text:p>3099,99814</text:p>
          </table:table-cell>
          <table:table-cell office:value-type="float" office:value="957" calcext:value-type="float">
            <text:p>957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434" calcext:value-type="float">
            <text:p>3200,00434</text:p>
          </table:table-cell>
          <table:table-cell office:value-type="float" office:value="955" calcext:value-type="float">
            <text:p>955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9672" calcext:value-type="float">
            <text:p>3299,99672</text:p>
          </table:table-cell>
          <table:table-cell office:value-type="float" office:value="953" calcext:value-type="float">
            <text:p>953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8834" calcext:value-type="float">
            <text:p>3399,98834</text:p>
          </table:table-cell>
          <table:table-cell office:value-type="float" office:value="981" calcext:value-type="float">
            <text:p>981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71" calcext:value-type="float">
            <text:p>3499,9971</text:p>
          </table:table-cell>
          <table:table-cell office:value-type="float" office:value="969" calcext:value-type="float">
            <text:p>969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8904" calcext:value-type="float">
            <text:p>3599,98904</text:p>
          </table:table-cell>
          <table:table-cell office:value-type="float" office:value="955" calcext:value-type="float">
            <text:p>955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584" calcext:value-type="float">
            <text:p>3699,99584</text:p>
          </table:table-cell>
          <table:table-cell office:value-type="float" office:value="981" calcext:value-type="float">
            <text:p>981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486" calcext:value-type="float">
            <text:p>3800,00486</text:p>
          </table:table-cell>
          <table:table-cell office:value-type="float" office:value="969" calcext:value-type="float">
            <text:p>969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682" calcext:value-type="float">
            <text:p>3899,98682</text:p>
          </table:table-cell>
          <table:table-cell office:value-type="float" office:value="958" calcext:value-type="float">
            <text:p>958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117" calcext:value-type="float">
            <text:p>4000,0117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811" calcext:value-type="float">
            <text:p>4099,9811</text:p>
          </table:table-cell>
          <table:table-cell office:value-type="float" office:value="980" calcext:value-type="float">
            <text:p>980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064" calcext:value-type="float">
            <text:p>4200,00064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1858" calcext:value-type="float">
            <text:p>4300,01858</text:p>
          </table:table-cell>
          <table:table-cell office:value-type="float" office:value="963" calcext:value-type="float">
            <text:p>963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1486" calcext:value-type="float">
            <text:p>4400,01486</text:p>
          </table:table-cell>
          <table:table-cell office:value-type="float" office:value="953" calcext:value-type="float">
            <text:p>953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922" calcext:value-type="float">
            <text:p>4499,99922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9124" calcext:value-type="float">
            <text:p>4599,99124</text:p>
          </table:table-cell>
          <table:table-cell office:value-type="float" office:value="980" calcext:value-type="float">
            <text:p>980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346" calcext:value-type="float">
            <text:p>4699,98346</text:p>
          </table:table-cell>
          <table:table-cell office:value-type="float" office:value="948" calcext:value-type="float">
            <text:p>94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426" calcext:value-type="float">
            <text:p>4800,00426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9114" calcext:value-type="float">
            <text:p>4899,99114</text:p>
          </table:table-cell>
          <table:table-cell office:value-type="float" office:value="958" calcext:value-type="float">
            <text:p>958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8894" calcext:value-type="float">
            <text:p>4999,98894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4828" calcext:value-type="float">
            <text:p>5100,04828</text:p>
          </table:table-cell>
          <table:table-cell office:value-type="float" office:value="972" calcext:value-type="float">
            <text:p>972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1208" calcext:value-type="float">
            <text:p>5200,01208</text:p>
          </table:table-cell>
          <table:table-cell office:value-type="float" office:value="939" calcext:value-type="float">
            <text:p>939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894" calcext:value-type="float">
            <text:p>5299,9894</text:p>
          </table:table-cell>
          <table:table-cell office:value-type="float" office:value="955" calcext:value-type="float">
            <text:p>955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8698" calcext:value-type="float">
            <text:p>5399,98698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9888" calcext:value-type="float">
            <text:p>5499,99888</text:p>
          </table:table-cell>
          <table:table-cell office:value-type="float" office:value="984" calcext:value-type="float">
            <text:p>984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1" calcext:value-type="float">
            <text:p>5599,991</text:p>
          </table:table-cell>
          <table:table-cell office:value-type="float" office:value="930" calcext:value-type="float">
            <text:p>930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0254" calcext:value-type="float">
            <text:p>5700,00254</text:p>
          </table:table-cell>
          <table:table-cell office:value-type="float" office:value="955" calcext:value-type="float">
            <text:p>955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819" calcext:value-type="float">
            <text:p>5799,9819</text:p>
          </table:table-cell>
          <table:table-cell office:value-type="float" office:value="979" calcext:value-type="float">
            <text:p>979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786" calcext:value-type="float">
            <text:p>5899,98786</text:p>
          </table:table-cell>
          <table:table-cell office:value-type="float" office:value="970" calcext:value-type="float">
            <text:p>970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702" calcext:value-type="float">
            <text:p>5999,99702</text:p>
          </table:table-cell>
          <table:table-cell office:value-type="float" office:value="963" calcext:value-type="float">
            <text:p>96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8984" calcext:value-type="float">
            <text:p>6099,98984</text:p>
          </table:table-cell>
          <table:table-cell office:value-type="float" office:value="961" calcext:value-type="float">
            <text:p>961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8936" calcext:value-type="float">
            <text:p>6199,98936</text:p>
          </table:table-cell>
          <table:table-cell office:value-type="float" office:value="972" calcext:value-type="float">
            <text:p>972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698" calcext:value-type="float">
            <text:p>6299,99698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342" calcext:value-type="float">
            <text:p>6400,01342</text:p>
          </table:table-cell>
          <table:table-cell office:value-type="float" office:value="956" calcext:value-type="float">
            <text:p>956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04" calcext:value-type="float">
            <text:p>6499,9904</text:p>
          </table:table-cell>
          <table:table-cell office:value-type="float" office:value="988" calcext:value-type="float">
            <text:p>98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8826" calcext:value-type="float">
            <text:p>6599,9882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126" calcext:value-type="float">
            <text:p>6700,00126</text:p>
          </table:table-cell>
          <table:table-cell office:value-type="float" office:value="981" calcext:value-type="float">
            <text:p>981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8278" calcext:value-type="float">
            <text:p>6799,98278</text:p>
          </table:table-cell>
          <table:table-cell office:value-type="float" office:value="981" calcext:value-type="float">
            <text:p>981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2" calcext:value-type="float">
            <text:p>6899,982</text:p>
          </table:table-cell>
          <table:table-cell office:value-type="float" office:value="972" calcext:value-type="float">
            <text:p>972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877" calcext:value-type="float">
            <text:p>6999,9877</text:p>
          </table:table-cell>
          <table:table-cell office:value-type="float" office:value="955" calcext:value-type="float">
            <text:p>955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568" calcext:value-type="float">
            <text:p>7100,00568</text:p>
          </table:table-cell>
          <table:table-cell office:value-type="float" office:value="969" calcext:value-type="float">
            <text:p>969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8496" calcext:value-type="float">
            <text:p>7199,98496</text:p>
          </table:table-cell>
          <table:table-cell office:value-type="float" office:value="956" calcext:value-type="float">
            <text:p>95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8988" calcext:value-type="float">
            <text:p>7299,98988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153" calcext:value-type="float">
            <text:p>7400,0153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192" calcext:value-type="float">
            <text:p>7500,0192</text:p>
          </table:table-cell>
          <table:table-cell office:value-type="float" office:value="968" calcext:value-type="float">
            <text:p>968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306" calcext:value-type="float">
            <text:p>7599,99306</text:p>
          </table:table-cell>
          <table:table-cell office:value-type="float" office:value="985" calcext:value-type="float">
            <text:p>985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98" calcext:value-type="float">
            <text:p>7699,9898</text:p>
          </table:table-cell>
          <table:table-cell office:value-type="float" office:value="955" calcext:value-type="float">
            <text:p>955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8698" calcext:value-type="float">
            <text:p>7799,98698</text:p>
          </table:table-cell>
          <table:table-cell office:value-type="float" office:value="955" calcext:value-type="float">
            <text:p>955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8798" calcext:value-type="float">
            <text:p>7899,98798</text:p>
          </table:table-cell>
          <table:table-cell office:value-type="float" office:value="964" calcext:value-type="float">
            <text:p>964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8634" calcext:value-type="float">
            <text:p>7999,98634</text:p>
          </table:table-cell>
          <table:table-cell office:value-type="float" office:value="981" calcext:value-type="float">
            <text:p>981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42" calcext:value-type="float">
            <text:p>8099,9842</text:p>
          </table:table-cell>
          <table:table-cell office:value-type="float" office:value="955" calcext:value-type="float">
            <text:p>955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904" calcext:value-type="float">
            <text:p>8199,9904</text:p>
          </table:table-cell>
          <table:table-cell office:value-type="float" office:value="955" calcext:value-type="float">
            <text:p>955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1172" calcext:value-type="float">
            <text:p>8300,01172</text:p>
          </table:table-cell>
          <table:table-cell office:value-type="float" office:value="961" calcext:value-type="float">
            <text:p>961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538" calcext:value-type="float">
            <text:p>8399,98538</text:p>
          </table:table-cell>
          <table:table-cell office:value-type="float" office:value="956" calcext:value-type="float">
            <text:p>95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458" calcext:value-type="float">
            <text:p>8499,99458</text:p>
          </table:table-cell>
          <table:table-cell office:value-type="float" office:value="932" calcext:value-type="float">
            <text:p>93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0724" calcext:value-type="float">
            <text:p>8600,00724</text:p>
          </table:table-cell>
          <table:table-cell office:value-type="float" office:value="947" calcext:value-type="float">
            <text:p>947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324" calcext:value-type="float">
            <text:p>8699,99324</text:p>
          </table:table-cell>
          <table:table-cell office:value-type="float" office:value="957" calcext:value-type="float">
            <text:p>95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1266" calcext:value-type="float">
            <text:p>8800,01266</text:p>
          </table:table-cell>
          <table:table-cell office:value-type="float" office:value="980" calcext:value-type="float">
            <text:p>980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8726" calcext:value-type="float">
            <text:p>8899,98726</text:p>
          </table:table-cell>
          <table:table-cell office:value-type="float" office:value="966" calcext:value-type="float">
            <text:p>96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724" calcext:value-type="float">
            <text:p>9000,00724</text:p>
          </table:table-cell>
          <table:table-cell office:value-type="float" office:value="948" calcext:value-type="float">
            <text:p>948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22" calcext:value-type="float">
            <text:p>9099,9922</text:p>
          </table:table-cell>
          <table:table-cell office:value-type="float" office:value="923" calcext:value-type="float">
            <text:p>92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0462" calcext:value-type="float">
            <text:p>9200,00462</text:p>
          </table:table-cell>
          <table:table-cell office:value-type="float" office:value="957" calcext:value-type="float">
            <text:p>95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98" calcext:value-type="float">
            <text:p>9299,9998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963" calcext:value-type="float">
            <text:p>9399,9963</text:p>
          </table:table-cell>
          <table:table-cell office:value-type="float" office:value="962" calcext:value-type="float">
            <text:p>96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94" calcext:value-type="float">
            <text:p>9500,0094</text:p>
          </table:table-cell>
          <table:table-cell office:value-type="float" office:value="985" calcext:value-type="float">
            <text:p>98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0496" calcext:value-type="float">
            <text:p>9600,00496</text:p>
          </table:table-cell>
          <table:table-cell office:value-type="float" office:value="959" calcext:value-type="float">
            <text:p>95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36" calcext:value-type="float">
            <text:p>9699,9936</text:p>
          </table:table-cell>
          <table:table-cell office:value-type="float" office:value="954" calcext:value-type="float">
            <text:p>954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8734" calcext:value-type="float">
            <text:p>9799,98734</text:p>
          </table:table-cell>
          <table:table-cell office:value-type="float" office:value="959" calcext:value-type="float">
            <text:p>95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37" calcext:value-type="float">
            <text:p>9899,9937</text:p>
          </table:table-cell>
          <table:table-cell office:value-type="float" office:value="989" calcext:value-type="float">
            <text:p>98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66" calcext:value-type="float">
            <text:p>9999,9966</text:p>
          </table:table-cell>
          <table:table-cell office:value-type="float" office:value="956" calcext:value-type="float">
            <text:p>95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894" calcext:value-type="float">
            <text:p>10100,00894</text:p>
          </table:table-cell>
          <table:table-cell office:value-type="float" office:value="961" calcext:value-type="float">
            <text:p>961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4272" calcext:value-type="float">
            <text:p>10200,04272</text:p>
          </table:table-cell>
          <table:table-cell office:value-type="float" office:value="969" calcext:value-type="float">
            <text:p>96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9238" calcext:value-type="float">
            <text:p>10299,99238</text:p>
          </table:table-cell>
          <table:table-cell office:value-type="float" office:value="938" calcext:value-type="float">
            <text:p>938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9976" calcext:value-type="float">
            <text:p>10399,99976</text:p>
          </table:table-cell>
          <table:table-cell office:value-type="float" office:value="1004" calcext:value-type="float">
            <text:p>1004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706" calcext:value-type="float">
            <text:p>10499,99706</text:p>
          </table:table-cell>
          <table:table-cell office:value-type="float" office:value="954" calcext:value-type="float">
            <text:p>954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344" calcext:value-type="float">
            <text:p>10599,99344</text:p>
          </table:table-cell>
          <table:table-cell office:value-type="float" office:value="988" calcext:value-type="float">
            <text:p>988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574" calcext:value-type="float">
            <text:p>10700,0057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1024" calcext:value-type="float">
            <text:p>10800,01024</text:p>
          </table:table-cell>
          <table:table-cell office:value-type="float" office:value="987" calcext:value-type="float">
            <text:p>98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147" calcext:value-type="float">
            <text:p>10900,0147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9178" calcext:value-type="float">
            <text:p>10999,99178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8706" calcext:value-type="float">
            <text:p>11099,98706</text:p>
          </table:table-cell>
          <table:table-cell office:value-type="float" office:value="955" calcext:value-type="float">
            <text:p>95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464" calcext:value-type="float">
            <text:p>11199,98464</text:p>
          </table:table-cell>
          <table:table-cell office:value-type="float" office:value="958" calcext:value-type="float">
            <text:p>958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48" calcext:value-type="float">
            <text:p>11299,9948</text:p>
          </table:table-cell>
          <table:table-cell office:value-type="float" office:value="967" calcext:value-type="float">
            <text:p>96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859" calcext:value-type="float">
            <text:p>11399,9859</text:p>
          </table:table-cell>
          <table:table-cell office:value-type="float" office:value="956" calcext:value-type="float">
            <text:p>95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918" calcext:value-type="float">
            <text:p>11499,9918</text:p>
          </table:table-cell>
          <table:table-cell office:value-type="float" office:value="956" calcext:value-type="float">
            <text:p>956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6326" calcext:value-type="float">
            <text:p>11600,06326</text:p>
          </table:table-cell>
          <table:table-cell office:value-type="float" office:value="955" calcext:value-type="float">
            <text:p>955</text:p>
          </table:table-cell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4014" calcext:value-type="float">
            <text:p>11700,0401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888" calcext:value-type="float">
            <text:p>11799,9888</text:p>
          </table:table-cell>
          <table:table-cell office:value-type="float" office:value="939" calcext:value-type="float">
            <text:p>939</text:p>
          </table:table-cell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8988" calcext:value-type="float">
            <text:p>11899,98988</text:p>
          </table:table-cell>
          <table:table-cell office:value-type="float" office:value="990" calcext:value-type="float">
            <text:p>990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1278" calcext:value-type="float">
            <text:p>12000,01278</text:p>
          </table:table-cell>
          <table:table-cell office:value-type="float" office:value="982" calcext:value-type="float">
            <text:p>98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9436" calcext:value-type="float">
            <text:p>12099,99436</text:p>
          </table:table-cell>
          <table:table-cell office:value-type="float" office:value="988" calcext:value-type="float">
            <text:p>988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012" calcext:value-type="float">
            <text:p>12199,99012</text:p>
          </table:table-cell>
          <table:table-cell office:value-type="float" office:value="958" calcext:value-type="float">
            <text:p>958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0712" calcext:value-type="float">
            <text:p>12300,00712</text:p>
          </table:table-cell>
          <table:table-cell office:value-type="float" office:value="945" calcext:value-type="float">
            <text:p>94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8946" calcext:value-type="float">
            <text:p>12399,98946</text:p>
          </table:table-cell>
          <table:table-cell office:value-type="float" office:value="972" calcext:value-type="float">
            <text:p>97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8494" calcext:value-type="float">
            <text:p>12499,98494</text:p>
          </table:table-cell>
          <table:table-cell office:value-type="float" office:value="956" calcext:value-type="float">
            <text:p>956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2606" calcext:value-type="float">
            <text:p>12600,02606</text:p>
          </table:table-cell>
          <table:table-cell office:value-type="float" office:value="963" calcext:value-type="float">
            <text:p>963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43" calcext:value-type="float">
            <text:p>12700,0043</text:p>
          </table:table-cell>
          <table:table-cell office:value-type="float" office:value="954" calcext:value-type="float">
            <text:p>954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034" calcext:value-type="float">
            <text:p>12799,99034</text:p>
          </table:table-cell>
          <table:table-cell office:value-type="float" office:value="957" calcext:value-type="float">
            <text:p>957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884" calcext:value-type="float">
            <text:p>12899,9884</text:p>
          </table:table-cell>
          <table:table-cell office:value-type="float" office:value="954" calcext:value-type="float">
            <text:p>954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328" calcext:value-type="float">
            <text:p>12999,99328</text:p>
          </table:table-cell>
          <table:table-cell office:value-type="float" office:value="968" calcext:value-type="float">
            <text:p>968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1434" calcext:value-type="float">
            <text:p>13100,01434</text:p>
          </table:table-cell>
          <table:table-cell office:value-type="float" office:value="971" calcext:value-type="float">
            <text:p>971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0554" calcext:value-type="float">
            <text:p>13200,00554</text:p>
          </table:table-cell>
          <table:table-cell office:value-type="float" office:value="940" calcext:value-type="float">
            <text:p>940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898" calcext:value-type="float">
            <text:p>13299,98898</text:p>
          </table:table-cell>
          <table:table-cell office:value-type="float" office:value="959" calcext:value-type="float">
            <text:p>95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736" calcext:value-type="float">
            <text:p>13399,99736</text:p>
          </table:table-cell>
          <table:table-cell office:value-type="float" office:value="976" calcext:value-type="float">
            <text:p>97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934" calcext:value-type="float">
            <text:p>13499,98934</text:p>
          </table:table-cell>
          <table:table-cell office:value-type="float" office:value="956" calcext:value-type="float">
            <text:p>95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8718" calcext:value-type="float">
            <text:p>13599,98718</text:p>
          </table:table-cell>
          <table:table-cell office:value-type="float" office:value="955" calcext:value-type="float">
            <text:p>95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9212" calcext:value-type="float">
            <text:p>13699,99212</text:p>
          </table:table-cell>
          <table:table-cell office:value-type="float" office:value="956" calcext:value-type="float">
            <text:p>956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532" calcext:value-type="float">
            <text:p>13800,00532</text:p>
          </table:table-cell>
          <table:table-cell office:value-type="float" office:value="984" calcext:value-type="float">
            <text:p>984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5354" calcext:value-type="float">
            <text:p>13900,05354</text:p>
          </table:table-cell>
          <table:table-cell office:value-type="float" office:value="975" calcext:value-type="float">
            <text:p>97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98" calcext:value-type="float">
            <text:p>13999,998</text:p>
          </table:table-cell>
          <table:table-cell office:value-type="float" office:value="958" calcext:value-type="float">
            <text:p>958</text:p>
          </table:table-cell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448" calcext:value-type="float">
            <text:p>14099,99448</text:p>
          </table:table-cell>
          <table:table-cell office:value-type="float" office:value="971" calcext:value-type="float">
            <text:p>971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352" calcext:value-type="float">
            <text:p>14199,99352</text:p>
          </table:table-cell>
          <table:table-cell office:value-type="float" office:value="956" calcext:value-type="float">
            <text:p>956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5888" calcext:value-type="float">
            <text:p>14300,05888</text:p>
          </table:table-cell>
          <table:table-cell office:value-type="float" office:value="979" calcext:value-type="float">
            <text:p>979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016" calcext:value-type="float">
            <text:p>14399,98016</text:p>
          </table:table-cell>
          <table:table-cell office:value-type="float" office:value="946" calcext:value-type="float">
            <text:p>946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106" calcext:value-type="float">
            <text:p>14499,99106</text:p>
          </table:table-cell>
          <table:table-cell office:value-type="float" office:value="955" calcext:value-type="float">
            <text:p>955</text:p>
          </table:table-cell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956" calcext:value-type="float">
            <text:p>14599,99956</text:p>
          </table:table-cell>
          <table:table-cell office:value-type="float" office:value="949" calcext:value-type="float">
            <text:p>949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1616" calcext:value-type="float">
            <text:p>14700,01616</text:p>
          </table:table-cell>
          <table:table-cell office:value-type="float" office:value="957" calcext:value-type="float">
            <text:p>957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544" calcext:value-type="float">
            <text:p>14799,99544</text:p>
          </table:table-cell>
          <table:table-cell office:value-type="float" office:value="951" calcext:value-type="float">
            <text:p>951</text:p>
          </table:table-cell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774" calcext:value-type="float">
            <text:p>14899,98774</text:p>
          </table:table-cell>
          <table:table-cell office:value-type="float" office:value="955" calcext:value-type="float">
            <text:p>95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2662" calcext:value-type="float">
            <text:p>15000,02662</text:p>
          </table:table-cell>
          <table:table-cell office:value-type="float" office:value="972" calcext:value-type="float">
            <text:p>972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352" calcext:value-type="float">
            <text:p>15100,00352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1038" calcext:value-type="float">
            <text:p>15200,01038</text:p>
          </table:table-cell>
          <table:table-cell office:value-type="float" office:value="922" calcext:value-type="float">
            <text:p>922</text:p>
          </table:table-cell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428" calcext:value-type="float">
            <text:p>15299,99428</text:p>
          </table:table-cell>
          <table:table-cell office:value-type="float" office:value="955" calcext:value-type="float">
            <text:p>955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4288" calcext:value-type="float">
            <text:p>15400,04288</text:p>
          </table:table-cell>
          <table:table-cell office:value-type="float" office:value="953" calcext:value-type="float">
            <text:p>95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224" calcext:value-type="float">
            <text:p>15499,99224</text:p>
          </table:table-cell>
          <table:table-cell office:value-type="float" office:value="959" calcext:value-type="float">
            <text:p>959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8436" calcext:value-type="float">
            <text:p>15599,98436</text:p>
          </table:table-cell>
          <table:table-cell office:value-type="float" office:value="972" calcext:value-type="float">
            <text:p>972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1062" calcext:value-type="float">
            <text:p>15700,01062</text:p>
          </table:table-cell>
          <table:table-cell office:value-type="float" office:value="941" calcext:value-type="float">
            <text:p>941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448" calcext:value-type="float">
            <text:p>15799,99448</text:p>
          </table:table-cell>
          <table:table-cell office:value-type="float" office:value="968" calcext:value-type="float">
            <text:p>968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0356" calcext:value-type="float">
            <text:p>15900,00356</text:p>
          </table:table-cell>
          <table:table-cell office:value-type="float" office:value="939" calcext:value-type="float">
            <text:p>939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8054" calcext:value-type="float">
            <text:p>15999,98054</text:p>
          </table:table-cell>
          <table:table-cell office:value-type="float" office:value="955" calcext:value-type="float">
            <text:p>95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9572" calcext:value-type="float">
            <text:p>16099,99572</text:p>
          </table:table-cell>
          <table:table-cell office:value-type="float" office:value="958" calcext:value-type="float">
            <text:p>958</text:p>
          </table:table-cell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1176" calcext:value-type="float">
            <text:p>16200,01176</text:p>
          </table:table-cell>
          <table:table-cell office:value-type="float" office:value="948" calcext:value-type="float">
            <text:p>948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002" calcext:value-type="float">
            <text:p>16299,99002</text:p>
          </table:table-cell>
          <table:table-cell office:value-type="float" office:value="956" calcext:value-type="float">
            <text:p>956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764" calcext:value-type="float">
            <text:p>16400,02764</text:p>
          </table:table-cell>
          <table:table-cell office:value-type="float" office:value="955" calcext:value-type="float">
            <text:p>955</text:p>
          </table:table-cell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43" calcext:value-type="float">
            <text:p>16499,9943</text:p>
          </table:table-cell>
          <table:table-cell office:value-type="float" office:value="981" calcext:value-type="float">
            <text:p>981</text:p>
          </table:table-cell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055" calcext:value-type="float">
            <text:p>16600,0055</text:p>
          </table:table-cell>
          <table:table-cell office:value-type="float" office:value="951" calcext:value-type="float">
            <text:p>951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536" calcext:value-type="float">
            <text:p>16700,00536</text:p>
          </table:table-cell>
          <table:table-cell office:value-type="float" office:value="957" calcext:value-type="float">
            <text:p>957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9576" calcext:value-type="float">
            <text:p>16799,99576</text:p>
          </table:table-cell>
          <table:table-cell office:value-type="float" office:value="926" calcext:value-type="float">
            <text:p>926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3028" calcext:value-type="float">
            <text:p>16900,03028</text:p>
          </table:table-cell>
          <table:table-cell office:value-type="float" office:value="989" calcext:value-type="float">
            <text:p>989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1762" calcext:value-type="float">
            <text:p>17000,01762</text:p>
          </table:table-cell>
          <table:table-cell office:value-type="float" office:value="955" calcext:value-type="float">
            <text:p>955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768" calcext:value-type="float">
            <text:p>17099,99768</text:p>
          </table:table-cell>
          <table:table-cell office:value-type="float" office:value="955" calcext:value-type="float">
            <text:p>955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0396" calcext:value-type="float">
            <text:p>17200,00396</text:p>
          </table:table-cell>
          <table:table-cell office:value-type="float" office:value="988" calcext:value-type="float">
            <text:p>988</text:p>
          </table:table-cell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8976" calcext:value-type="float">
            <text:p>17299,98976</text:p>
          </table:table-cell>
          <table:table-cell office:value-type="float" office:value="957" calcext:value-type="float">
            <text:p>957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139" calcext:value-type="float">
            <text:p>17400,0139</text:p>
          </table:table-cell>
          <table:table-cell office:value-type="float" office:value="955" calcext:value-type="float">
            <text:p>95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208" calcext:value-type="float">
            <text:p>17500,0208</text:p>
          </table:table-cell>
          <table:table-cell office:value-type="float" office:value="952" calcext:value-type="float">
            <text:p>952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486" calcext:value-type="float">
            <text:p>17600,01486</text:p>
          </table:table-cell>
          <table:table-cell office:value-type="float" office:value="969" calcext:value-type="float">
            <text:p>969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8596" calcext:value-type="float">
            <text:p>17699,98596</text:p>
          </table:table-cell>
          <table:table-cell office:value-type="float" office:value="985" calcext:value-type="float">
            <text:p>985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2694" calcext:value-type="float">
            <text:p>17800,02694</text:p>
          </table:table-cell>
          <table:table-cell office:value-type="float" office:value="983" calcext:value-type="float">
            <text:p>983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408" calcext:value-type="float">
            <text:p>17899,98408</text:p>
          </table:table-cell>
          <table:table-cell office:value-type="float" office:value="937" calcext:value-type="float">
            <text:p>937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714" calcext:value-type="float">
            <text:p>17999,99714</text:p>
          </table:table-cell>
          <table:table-cell office:value-type="float" office:value="955" calcext:value-type="float">
            <text:p>955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716" calcext:value-type="float">
            <text:p>18100,00716</text:p>
          </table:table-cell>
          <table:table-cell office:value-type="float" office:value="959" calcext:value-type="float">
            <text:p>959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384" calcext:value-type="float">
            <text:p>18200,0384</text:p>
          </table:table-cell>
          <table:table-cell office:value-type="float" office:value="955" calcext:value-type="float">
            <text:p>955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1892" calcext:value-type="float">
            <text:p>18300,01892</text:p>
          </table:table-cell>
          <table:table-cell office:value-type="float" office:value="956" calcext:value-type="float">
            <text:p>956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768" calcext:value-type="float">
            <text:p>18399,98768</text:p>
          </table:table-cell>
          <table:table-cell office:value-type="float" office:value="954" calcext:value-type="float">
            <text:p>954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8776" calcext:value-type="float">
            <text:p>18499,98776</text:p>
          </table:table-cell>
          <table:table-cell office:value-type="float" office:value="945" calcext:value-type="float">
            <text:p>945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8942" calcext:value-type="float">
            <text:p>18599,98942</text:p>
          </table:table-cell>
          <table:table-cell office:value-type="float" office:value="970" calcext:value-type="float">
            <text:p>970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8716" calcext:value-type="float">
            <text:p>18699,98716</text:p>
          </table:table-cell>
          <table:table-cell office:value-type="float" office:value="935" calcext:value-type="float">
            <text:p>93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2478" calcext:value-type="float">
            <text:p>18800,02478</text:p>
          </table:table-cell>
          <table:table-cell office:value-type="float" office:value="956" calcext:value-type="float">
            <text:p>956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338" calcext:value-type="float">
            <text:p>18899,99338</text:p>
          </table:table-cell>
          <table:table-cell office:value-type="float" office:value="955" calcext:value-type="float">
            <text:p>955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4886" calcext:value-type="float">
            <text:p>19000,04886</text:p>
          </table:table-cell>
          <table:table-cell office:value-type="float" office:value="957" calcext:value-type="float">
            <text:p>957</text:p>
          </table:table-cell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85" calcext:value-type="float">
            <text:p>19099,9885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07" calcext:value-type="float">
            <text:p>19199,9907</text:p>
          </table:table-cell>
          <table:table-cell office:value-type="float" office:value="955" calcext:value-type="float">
            <text:p>955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417" calcext:value-type="float">
            <text:p>19300,0417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636" calcext:value-type="float">
            <text:p>19399,99636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13" calcext:value-type="float">
            <text:p>19500,0213</text:p>
          </table:table-cell>
          <table:table-cell office:value-type="float" office:value="981" calcext:value-type="float">
            <text:p>981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766" calcext:value-type="float">
            <text:p>19599,99766</text:p>
          </table:table-cell>
          <table:table-cell office:value-type="float" office:value="939" calcext:value-type="float">
            <text:p>939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128" calcext:value-type="float">
            <text:p>19699,99128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1868" calcext:value-type="float">
            <text:p>19800,01868</text:p>
          </table:table-cell>
          <table:table-cell office:value-type="float" office:value="921" calcext:value-type="float">
            <text:p>921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273" calcext:value-type="float">
            <text:p>19900,0273</text:p>
          </table:table-cell>
          <table:table-cell office:value-type="float" office:value="979" calcext:value-type="float">
            <text:p>979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6226" calcext:value-type="float">
            <text:p>20000,06226</text:p>
          </table:table-cell>
          <table:table-cell office:value-type="float" office:value="951" calcext:value-type="float">
            <text:p>951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45" calcext:value-type="float">
            <text:p>20099,9945</text:p>
          </table:table-cell>
          <table:table-cell office:value-type="float" office:value="939" calcext:value-type="float">
            <text:p>939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3064" calcext:value-type="float">
            <text:p>20200,03064</text:p>
          </table:table-cell>
          <table:table-cell office:value-type="float" office:value="973" calcext:value-type="float">
            <text:p>97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642" calcext:value-type="float">
            <text:p>20300,00642</text:p>
          </table:table-cell>
          <table:table-cell office:value-type="float" office:value="954" calcext:value-type="float">
            <text:p>954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018" calcext:value-type="float">
            <text:p>20399,99018</text:p>
          </table:table-cell>
          <table:table-cell office:value-type="float" office:value="955" calcext:value-type="float">
            <text:p>95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948" calcext:value-type="float">
            <text:p>20499,99948</text:p>
          </table:table-cell>
          <table:table-cell office:value-type="float" office:value="972" calcext:value-type="float">
            <text:p>972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1034" calcext:value-type="float">
            <text:p>20600,01034</text:p>
          </table:table-cell>
          <table:table-cell office:value-type="float" office:value="956" calcext:value-type="float">
            <text:p>956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1068" calcext:value-type="float">
            <text:p>20700,01068</text:p>
          </table:table-cell>
          <table:table-cell office:value-type="float" office:value="969" calcext:value-type="float">
            <text:p>969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1162" calcext:value-type="float">
            <text:p>20800,01162</text:p>
          </table:table-cell>
          <table:table-cell office:value-type="float" office:value="956" calcext:value-type="float">
            <text:p>956</text:p>
          </table:table-cell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1806" calcext:value-type="float">
            <text:p>20900,01806</text:p>
          </table:table-cell>
          <table:table-cell office:value-type="float" office:value="969" calcext:value-type="float">
            <text:p>969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928" calcext:value-type="float">
            <text:p>20999,99928</text:p>
          </table:table-cell>
          <table:table-cell office:value-type="float" office:value="959" calcext:value-type="float">
            <text:p>959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008" calcext:value-type="float">
            <text:p>21100,00008</text:p>
          </table:table-cell>
          <table:table-cell office:value-type="float" office:value="984" calcext:value-type="float">
            <text:p>984</text:p>
          </table:table-cell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2754" calcext:value-type="float">
            <text:p>21200,02754</text:p>
          </table:table-cell>
          <table:table-cell office:value-type="float" office:value="955" calcext:value-type="float">
            <text:p>95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247" calcext:value-type="float">
            <text:p>21300,0247</text:p>
          </table:table-cell>
          <table:table-cell office:value-type="float" office:value="976" calcext:value-type="float">
            <text:p>976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1558" calcext:value-type="float">
            <text:p>21400,01558</text:p>
          </table:table-cell>
          <table:table-cell office:value-type="float" office:value="952" calcext:value-type="float">
            <text:p>95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062" calcext:value-type="float">
            <text:p>21499,99062</text:p>
          </table:table-cell>
          <table:table-cell office:value-type="float" office:value="954" calcext:value-type="float">
            <text:p>954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604" calcext:value-type="float">
            <text:p>21599,99604</text:p>
          </table:table-cell>
          <table:table-cell office:value-type="float" office:value="938" calcext:value-type="float">
            <text:p>93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0944" calcext:value-type="float">
            <text:p>21700,00944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086" calcext:value-type="float">
            <text:p>21800,00086</text:p>
          </table:table-cell>
          <table:table-cell office:value-type="float" office:value="976" calcext:value-type="float">
            <text:p>976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2528" calcext:value-type="float">
            <text:p>21900,02528</text:p>
          </table:table-cell>
          <table:table-cell office:value-type="float" office:value="955" calcext:value-type="float">
            <text:p>955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2962" calcext:value-type="float">
            <text:p>22000,02962</text:p>
          </table:table-cell>
          <table:table-cell office:value-type="float" office:value="985" calcext:value-type="float">
            <text:p>985</text:p>
          </table:table-cell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6044" calcext:value-type="float">
            <text:p>22100,06044</text:p>
          </table:table-cell>
          <table:table-cell office:value-type="float" office:value="959" calcext:value-type="float">
            <text:p>959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8998" calcext:value-type="float">
            <text:p>22199,98998</text:p>
          </table:table-cell>
          <table:table-cell office:value-type="float" office:value="977" calcext:value-type="float">
            <text:p>977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8688" calcext:value-type="float">
            <text:p>22299,98688</text:p>
          </table:table-cell>
          <table:table-cell office:value-type="float" office:value="955" calcext:value-type="float">
            <text:p>95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1102" calcext:value-type="float">
            <text:p>22400,01102</text:p>
          </table:table-cell>
          <table:table-cell office:value-type="float" office:value="981" calcext:value-type="float">
            <text:p>981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267" calcext:value-type="float">
            <text:p>22500,0267</text:p>
          </table:table-cell>
          <table:table-cell office:value-type="float" office:value="976" calcext:value-type="float">
            <text:p>976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646" calcext:value-type="float">
            <text:p>22599,99646</text:p>
          </table:table-cell>
          <table:table-cell office:value-type="float" office:value="930" calcext:value-type="float">
            <text:p>930</text:p>
          </table:table-cell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688" calcext:value-type="float">
            <text:p>22699,99688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57" calcext:value-type="float">
            <text:p>22799,9957</text:p>
          </table:table-cell>
          <table:table-cell office:value-type="float" office:value="938" calcext:value-type="float">
            <text:p>938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8558" calcext:value-type="float">
            <text:p>22899,98558</text:p>
          </table:table-cell>
          <table:table-cell office:value-type="float" office:value="959" calcext:value-type="float">
            <text:p>959</text:p>
          </table:table-cell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8862" calcext:value-type="float">
            <text:p>22999,98862</text:p>
          </table:table-cell>
          <table:table-cell office:value-type="float" office:value="956" calcext:value-type="float">
            <text:p>956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063" calcext:value-type="float">
            <text:p>23100,0063</text:p>
          </table:table-cell>
          <table:table-cell office:value-type="float" office:value="984" calcext:value-type="float">
            <text:p>984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778" calcext:value-type="float">
            <text:p>23199,99778</text:p>
          </table:table-cell>
          <table:table-cell office:value-type="float" office:value="930" calcext:value-type="float">
            <text:p>930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594" calcext:value-type="float">
            <text:p>23300,0594</text:p>
          </table:table-cell>
          <table:table-cell office:value-type="float" office:value="955" calcext:value-type="float">
            <text:p>955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8974" calcext:value-type="float">
            <text:p>23399,98974</text:p>
          </table:table-cell>
          <table:table-cell office:value-type="float" office:value="955" calcext:value-type="float">
            <text:p>955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8766" calcext:value-type="float">
            <text:p>23499,98766</text:p>
          </table:table-cell>
          <table:table-cell office:value-type="float" office:value="956" calcext:value-type="float">
            <text:p>956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399" calcext:value-type="float">
            <text:p>23600,0399</text:p>
          </table:table-cell>
          <table:table-cell office:value-type="float" office:value="954" calcext:value-type="float">
            <text:p>954</text:p>
          </table:table-cell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9028" calcext:value-type="float">
            <text:p>23699,99028</text:p>
          </table:table-cell>
          <table:table-cell office:value-type="float" office:value="955" calcext:value-type="float">
            <text:p>955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0176" calcext:value-type="float">
            <text:p>23800,00176</text:p>
          </table:table-cell>
          <table:table-cell office:value-type="float" office:value="963" calcext:value-type="float">
            <text:p>96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726" calcext:value-type="float">
            <text:p>23899,98726</text:p>
          </table:table-cell>
          <table:table-cell office:value-type="float" office:value="973" calcext:value-type="float">
            <text:p>973</text:p>
          </table:table-cell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479" calcext:value-type="float">
            <text:p>24000,0479</text:p>
          </table:table-cell>
          <table:table-cell office:value-type="float" office:value="954" calcext:value-type="float">
            <text:p>954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122" calcext:value-type="float">
            <text:p>24100,00122</text:p>
          </table:table-cell>
          <table:table-cell office:value-type="float" office:value="954" calcext:value-type="float">
            <text:p>954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482" calcext:value-type="float">
            <text:p>24199,99482</text:p>
          </table:table-cell>
          <table:table-cell office:value-type="float" office:value="951" calcext:value-type="float">
            <text:p>95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1926" calcext:value-type="float">
            <text:p>24300,01926</text:p>
          </table:table-cell>
          <table:table-cell office:value-type="float" office:value="957" calcext:value-type="float">
            <text:p>957</text:p>
          </table:table-cell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062" calcext:value-type="float">
            <text:p>24399,99062</text:p>
          </table:table-cell>
          <table:table-cell office:value-type="float" office:value="988" calcext:value-type="float">
            <text:p>988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694" calcext:value-type="float">
            <text:p>24500,00694</text:p>
          </table:table-cell>
          <table:table-cell office:value-type="float" office:value="972" calcext:value-type="float">
            <text:p>972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296" calcext:value-type="float">
            <text:p>24599,99296</text:p>
          </table:table-cell>
          <table:table-cell office:value-type="float" office:value="971" calcext:value-type="float">
            <text:p>97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0068" calcext:value-type="float">
            <text:p>24700,00068</text:p>
          </table:table-cell>
          <table:table-cell office:value-type="float" office:value="940" calcext:value-type="float">
            <text:p>940</text:p>
          </table:table-cell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1034" calcext:value-type="float">
            <text:p>24800,0103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921" calcext:value-type="float">
            <text:p>24899,9921</text:p>
          </table:table-cell>
          <table:table-cell office:value-type="float" office:value="978" calcext:value-type="float">
            <text:p>978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107" calcext:value-type="float">
            <text:p>25000,0107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9888" calcext:value-type="float">
            <text:p>25099,99888</text:p>
          </table:table-cell>
          <table:table-cell office:value-type="float" office:value="985" calcext:value-type="float">
            <text:p>985</text:p>
          </table:table-cell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024" calcext:value-type="float">
            <text:p>25199,9902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903" calcext:value-type="float">
            <text:p>25299,9903</text:p>
          </table:table-cell>
          <table:table-cell office:value-type="float" office:value="966" calcext:value-type="float">
            <text:p>966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78" calcext:value-type="float">
            <text:p>25399,9878</text:p>
          </table:table-cell>
          <table:table-cell office:value-type="float" office:value="971" calcext:value-type="float">
            <text:p>971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8498" calcext:value-type="float">
            <text:p>25499,98498</text:p>
          </table:table-cell>
          <table:table-cell office:value-type="float" office:value="953" calcext:value-type="float">
            <text:p>953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722" calcext:value-type="float">
            <text:p>25599,98722</text:p>
          </table:table-cell>
          <table:table-cell office:value-type="float" office:value="956" calcext:value-type="float">
            <text:p>956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198" calcext:value-type="float">
            <text:p>25700,01198</text:p>
          </table:table-cell>
          <table:table-cell office:value-type="float" office:value="989" calcext:value-type="float">
            <text:p>98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0886" calcext:value-type="float">
            <text:p>25800,00886</text:p>
          </table:table-cell>
          <table:table-cell office:value-type="float" office:value="955" calcext:value-type="float">
            <text:p>955</text:p>
          </table:table-cell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8732" calcext:value-type="float">
            <text:p>25899,98732</text:p>
          </table:table-cell>
          <table:table-cell office:value-type="float" office:value="974" calcext:value-type="float">
            <text:p>974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29" calcext:value-type="float">
            <text:p>26000,0029</text:p>
          </table:table-cell>
          <table:table-cell office:value-type="float" office:value="970" calcext:value-type="float">
            <text:p>970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2222" calcext:value-type="float">
            <text:p>26100,02222</text:p>
          </table:table-cell>
          <table:table-cell office:value-type="float" office:value="926" calcext:value-type="float">
            <text:p>926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9554" calcext:value-type="float">
            <text:p>26199,99554</text:p>
          </table:table-cell>
          <table:table-cell office:value-type="float" office:value="972" calcext:value-type="float">
            <text:p>972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538" calcext:value-type="float">
            <text:p>26299,99538</text:p>
          </table:table-cell>
          <table:table-cell office:value-type="float" office:value="955" calcext:value-type="float">
            <text:p>955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778" calcext:value-type="float">
            <text:p>26400,02778</text:p>
          </table:table-cell>
          <table:table-cell office:value-type="float" office:value="960" calcext:value-type="float">
            <text:p>960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943" calcext:value-type="float">
            <text:p>26499,9943</text:p>
          </table:table-cell>
          <table:table-cell office:value-type="float" office:value="958" calcext:value-type="float">
            <text:p>958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944" calcext:value-type="float">
            <text:p>26599,99944</text:p>
          </table:table-cell>
          <table:table-cell office:value-type="float" office:value="981" calcext:value-type="float">
            <text:p>98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8652" calcext:value-type="float">
            <text:p>26699,98652</text:p>
          </table:table-cell>
          <table:table-cell office:value-type="float" office:value="940" calcext:value-type="float">
            <text:p>940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024" calcext:value-type="float">
            <text:p>26799,99024</text:p>
          </table:table-cell>
          <table:table-cell office:value-type="float" office:value="980" calcext:value-type="float">
            <text:p>980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198" calcext:value-type="float">
            <text:p>26900,00198</text:p>
          </table:table-cell>
          <table:table-cell office:value-type="float" office:value="953" calcext:value-type="float">
            <text:p>953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04" calcext:value-type="float">
            <text:p>26999,9904</text:p>
          </table:table-cell>
          <table:table-cell office:value-type="float" office:value="955" calcext:value-type="float">
            <text:p>955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1108" calcext:value-type="float">
            <text:p>27100,01108</text:p>
          </table:table-cell>
          <table:table-cell office:value-type="float" office:value="959" calcext:value-type="float">
            <text:p>95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1252" calcext:value-type="float">
            <text:p>27200,01252</text:p>
          </table:table-cell>
          <table:table-cell office:value-type="float" office:value="944" calcext:value-type="float">
            <text:p>944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0006" calcext:value-type="float">
            <text:p>27300,00006</text:p>
          </table:table-cell>
          <table:table-cell office:value-type="float" office:value="947" calcext:value-type="float">
            <text:p>94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464" calcext:value-type="float">
            <text:p>27399,98464</text:p>
          </table:table-cell>
          <table:table-cell office:value-type="float" office:value="974" calcext:value-type="float">
            <text:p>974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248" calcext:value-type="float">
            <text:p>27499,99248</text:p>
          </table:table-cell>
          <table:table-cell office:value-type="float" office:value="982" calcext:value-type="float">
            <text:p>982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778" calcext:value-type="float">
            <text:p>27599,99778</text:p>
          </table:table-cell>
          <table:table-cell office:value-type="float" office:value="989" calcext:value-type="float">
            <text:p>989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8084" calcext:value-type="float">
            <text:p>27699,98084</text:p>
          </table:table-cell>
          <table:table-cell office:value-type="float" office:value="955" calcext:value-type="float">
            <text:p>955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192" calcext:value-type="float">
            <text:p>27799,99192</text:p>
          </table:table-cell>
          <table:table-cell office:value-type="float" office:value="955" calcext:value-type="float">
            <text:p>955</text:p>
          </table:table-cell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3874" calcext:value-type="float">
            <text:p>27900,03874</text:p>
          </table:table-cell>
          <table:table-cell office:value-type="float" office:value="955" calcext:value-type="float">
            <text:p>955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86" calcext:value-type="float">
            <text:p>27999,986</text:p>
          </table:table-cell>
          <table:table-cell office:value-type="float" office:value="979" calcext:value-type="float">
            <text:p>979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962" calcext:value-type="float">
            <text:p>28099,99962</text:p>
          </table:table-cell>
          <table:table-cell office:value-type="float" office:value="957" calcext:value-type="float">
            <text:p>95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998" calcext:value-type="float">
            <text:p>28199,99998</text:p>
          </table:table-cell>
          <table:table-cell office:value-type="float" office:value="970" calcext:value-type="float">
            <text:p>970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866" calcext:value-type="float">
            <text:p>28299,99866</text:p>
          </table:table-cell>
          <table:table-cell office:value-type="float" office:value="971" calcext:value-type="float">
            <text:p>971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178" calcext:value-type="float">
            <text:p>28400,01178</text:p>
          </table:table-cell>
          <table:table-cell office:value-type="float" office:value="963" calcext:value-type="float">
            <text:p>963</text:p>
          </table:table-cell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8324" calcext:value-type="float">
            <text:p>28499,98324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876" calcext:value-type="float">
            <text:p>28599,9876</text:p>
          </table:table-cell>
          <table:table-cell office:value-type="float" office:value="930" calcext:value-type="float">
            <text:p>930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779" calcext:value-type="float">
            <text:p>28699,9779</text:p>
          </table:table-cell>
          <table:table-cell office:value-type="float" office:value="955" calcext:value-type="float">
            <text:p>955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082" calcext:value-type="float">
            <text:p>28800,0082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9014" calcext:value-type="float">
            <text:p>28899,99014</text:p>
          </table:table-cell>
          <table:table-cell office:value-type="float" office:value="980" calcext:value-type="float">
            <text:p>980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866" calcext:value-type="float">
            <text:p>28999,9866</text:p>
          </table:table-cell>
          <table:table-cell office:value-type="float" office:value="985" calcext:value-type="float">
            <text:p>985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9756" calcext:value-type="float">
            <text:p>29099,99756</text:p>
          </table:table-cell>
          <table:table-cell office:value-type="float" office:value="981" calcext:value-type="float">
            <text:p>981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8758" calcext:value-type="float">
            <text:p>29199,98758</text:p>
          </table:table-cell>
          <table:table-cell office:value-type="float" office:value="955" calcext:value-type="float">
            <text:p>955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8368" calcext:value-type="float">
            <text:p>29299,98368</text:p>
          </table:table-cell>
          <table:table-cell office:value-type="float" office:value="942" calcext:value-type="float">
            <text:p>942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078" calcext:value-type="float">
            <text:p>29399,98078</text:p>
          </table:table-cell>
          <table:table-cell office:value-type="float" office:value="950" calcext:value-type="float">
            <text:p>950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564" calcext:value-type="float">
            <text:p>29499,99564</text:p>
          </table:table-cell>
          <table:table-cell office:value-type="float" office:value="957" calcext:value-type="float">
            <text:p>957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902" calcext:value-type="float">
            <text:p>29599,99902</text:p>
          </table:table-cell>
          <table:table-cell office:value-type="float" office:value="945" calcext:value-type="float">
            <text:p>945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8444" calcext:value-type="float">
            <text:p>29699,98444</text:p>
          </table:table-cell>
          <table:table-cell office:value-type="float" office:value="981" calcext:value-type="float">
            <text:p>981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1124" calcext:value-type="float">
            <text:p>29800,01124</text:p>
          </table:table-cell>
          <table:table-cell office:value-type="float" office:value="957" calcext:value-type="float">
            <text:p>957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3428" calcext:value-type="float">
            <text:p>29900,03428</text:p>
          </table:table-cell>
          <table:table-cell office:value-type="float" office:value="986" calcext:value-type="float">
            <text:p>986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9942" calcext:value-type="float">
            <text:p>29999,99942</text:p>
          </table:table-cell>
          <table:table-cell office:value-type="float" office:value="959" calcext:value-type="float">
            <text:p>959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258" calcext:value-type="float">
            <text:p>30100,00258</text:p>
          </table:table-cell>
          <table:table-cell office:value-type="float" office:value="982" calcext:value-type="float">
            <text:p>98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4322" calcext:value-type="float">
            <text:p>30200,04322</text:p>
          </table:table-cell>
          <table:table-cell office:value-type="float" office:value="956" calcext:value-type="float">
            <text:p>956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1574" calcext:value-type="float">
            <text:p>30300,01574</text:p>
          </table:table-cell>
          <table:table-cell office:value-type="float" office:value="981" calcext:value-type="float">
            <text:p>98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0192" calcext:value-type="float">
            <text:p>30400,00192</text:p>
          </table:table-cell>
          <table:table-cell office:value-type="float" office:value="961" calcext:value-type="float">
            <text:p>961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1028" calcext:value-type="float">
            <text:p>30500,01028</text:p>
          </table:table-cell>
          <table:table-cell office:value-type="float" office:value="972" calcext:value-type="float">
            <text:p>972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244" calcext:value-type="float">
            <text:p>30599,99244</text:p>
          </table:table-cell>
          <table:table-cell office:value-type="float" office:value="922" calcext:value-type="float">
            <text:p>922</text:p>
          </table:table-cell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934" calcext:value-type="float">
            <text:p>30699,99934</text:p>
          </table:table-cell>
          <table:table-cell office:value-type="float" office:value="948" calcext:value-type="float">
            <text:p>948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0114" calcext:value-type="float">
            <text:p>30800,00114</text:p>
          </table:table-cell>
          <table:table-cell office:value-type="float" office:value="923" calcext:value-type="float">
            <text:p>92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308" calcext:value-type="float">
            <text:p>30899,99308</text:p>
          </table:table-cell>
          <table:table-cell office:value-type="float" office:value="957" calcext:value-type="float">
            <text:p>957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8274" calcext:value-type="float">
            <text:p>30999,98274</text:p>
          </table:table-cell>
          <table:table-cell office:value-type="float" office:value="946" calcext:value-type="float">
            <text:p>946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674" calcext:value-type="float">
            <text:p>31100,0674</text:p>
          </table:table-cell>
          <table:table-cell office:value-type="float" office:value="978" calcext:value-type="float">
            <text:p>978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8882" calcext:value-type="float">
            <text:p>31199,98882</text:p>
          </table:table-cell>
          <table:table-cell office:value-type="float" office:value="974" calcext:value-type="float">
            <text:p>974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8206" calcext:value-type="float">
            <text:p>31299,98206</text:p>
          </table:table-cell>
          <table:table-cell office:value-type="float" office:value="953" calcext:value-type="float">
            <text:p>953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1296" calcext:value-type="float">
            <text:p>31400,01296</text:p>
          </table:table-cell>
          <table:table-cell office:value-type="float" office:value="987" calcext:value-type="float">
            <text:p>987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912" calcext:value-type="float">
            <text:p>31499,99912</text:p>
          </table:table-cell>
          <table:table-cell office:value-type="float" office:value="953" calcext:value-type="float">
            <text:p>95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518" calcext:value-type="float">
            <text:p>31599,99518</text:p>
          </table:table-cell>
          <table:table-cell office:value-type="float" office:value="985" calcext:value-type="float">
            <text:p>98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1174" calcext:value-type="float">
            <text:p>31700,01174</text:p>
          </table:table-cell>
          <table:table-cell office:value-type="float" office:value="962" calcext:value-type="float">
            <text:p>962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348" calcext:value-type="float">
            <text:p>31799,99348</text:p>
          </table:table-cell>
          <table:table-cell office:value-type="float" office:value="961" calcext:value-type="float">
            <text:p>961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2776" calcext:value-type="float">
            <text:p>31900,02776</text:p>
          </table:table-cell>
          <table:table-cell office:value-type="float" office:value="956" calcext:value-type="float">
            <text:p>956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8502" calcext:value-type="float">
            <text:p>32000,08502</text:p>
          </table:table-cell>
          <table:table-cell office:value-type="float" office:value="947" calcext:value-type="float">
            <text:p>947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076" calcext:value-type="float">
            <text:p>32099,99076</text:p>
          </table:table-cell>
          <table:table-cell office:value-type="float" office:value="955" calcext:value-type="float">
            <text:p>955</text:p>
          </table:table-cell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334" calcext:value-type="float">
            <text:p>32199,99334</text:p>
          </table:table-cell>
          <table:table-cell office:value-type="float" office:value="948" calcext:value-type="float">
            <text:p>948</text:p>
          </table:table-cell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9684" calcext:value-type="float">
            <text:p>32299,99684</text:p>
          </table:table-cell>
          <table:table-cell office:value-type="float" office:value="963" calcext:value-type="float">
            <text:p>963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8848" calcext:value-type="float">
            <text:p>32399,98848</text:p>
          </table:table-cell>
          <table:table-cell office:value-type="float" office:value="972" calcext:value-type="float">
            <text:p>972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816" calcext:value-type="float">
            <text:p>32499,99816</text:p>
          </table:table-cell>
          <table:table-cell office:value-type="float" office:value="956" calcext:value-type="float">
            <text:p>956</text:p>
          </table:table-cell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14" calcext:value-type="float">
            <text:p>32599,9914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8696" calcext:value-type="float">
            <text:p>32699,98696</text:p>
          </table:table-cell>
          <table:table-cell office:value-type="float" office:value="947" calcext:value-type="float">
            <text:p>947</text:p>
          </table:table-cell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8872" calcext:value-type="float">
            <text:p>32799,98872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0978" calcext:value-type="float">
            <text:p>32900,00978</text:p>
          </table:table-cell>
          <table:table-cell office:value-type="float" office:value="989" calcext:value-type="float">
            <text:p>989</text:p>
          </table:table-cell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178" calcext:value-type="float">
            <text:p>32999,99178</text:p>
          </table:table-cell>
          <table:table-cell office:value-type="float" office:value="957" calcext:value-type="float">
            <text:p>957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1506" calcext:value-type="float">
            <text:p>33100,01506</text:p>
          </table:table-cell>
          <table:table-cell office:value-type="float" office:value="953" calcext:value-type="float">
            <text:p>95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562" calcext:value-type="float">
            <text:p>33199,99562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99" calcext:value-type="float">
            <text:p>33299,9899</text:p>
          </table:table-cell>
          <table:table-cell office:value-type="float" office:value="954" calcext:value-type="float">
            <text:p>954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542" calcext:value-type="float">
            <text:p>33399,99542</text:p>
          </table:table-cell>
          <table:table-cell office:value-type="float" office:value="963" calcext:value-type="float">
            <text:p>963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2814" calcext:value-type="float">
            <text:p>33500,02814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021" calcext:value-type="float">
            <text:p>33600,0021</text:p>
          </table:table-cell>
          <table:table-cell office:value-type="float" office:value="963" calcext:value-type="float">
            <text:p>96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887" calcext:value-type="float">
            <text:p>33699,9887</text:p>
          </table:table-cell>
          <table:table-cell office:value-type="float" office:value="956" calcext:value-type="float">
            <text:p>956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214" calcext:value-type="float">
            <text:p>33800,0214</text:p>
          </table:table-cell>
          <table:table-cell office:value-type="float" office:value="955" calcext:value-type="float">
            <text:p>955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364" calcext:value-type="float">
            <text:p>33900,00364</text:p>
          </table:table-cell>
          <table:table-cell office:value-type="float" office:value="982" calcext:value-type="float">
            <text:p>982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902" calcext:value-type="float">
            <text:p>34000,00902</text:p>
          </table:table-cell>
          <table:table-cell office:value-type="float" office:value="955" calcext:value-type="float">
            <text:p>955</text:p>
          </table:table-cell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845" calcext:value-type="float">
            <text:p>34099,9845</text:p>
          </table:table-cell>
          <table:table-cell office:value-type="float" office:value="955" calcext:value-type="float">
            <text:p>955</text:p>
          </table:table-cell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8416" calcext:value-type="float">
            <text:p>34199,9841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698" calcext:value-type="float">
            <text:p>34300,01698</text:p>
          </table:table-cell>
          <table:table-cell office:value-type="float" office:value="983" calcext:value-type="float">
            <text:p>98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0056" calcext:value-type="float">
            <text:p>34400,00056</text:p>
          </table:table-cell>
          <table:table-cell office:value-type="float" office:value="981" calcext:value-type="float">
            <text:p>981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71" calcext:value-type="float">
            <text:p>34499,9971</text:p>
          </table:table-cell>
          <table:table-cell office:value-type="float" office:value="957" calcext:value-type="float">
            <text:p>957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684" calcext:value-type="float">
            <text:p>34599,99684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068" calcext:value-type="float">
            <text:p>34699,98068</text:p>
          </table:table-cell>
          <table:table-cell office:value-type="float" office:value="947" calcext:value-type="float">
            <text:p>94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069" calcext:value-type="float">
            <text:p>34800,0069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076" calcext:value-type="float">
            <text:p>34899,99076</text:p>
          </table:table-cell>
          <table:table-cell office:value-type="float" office:value="956" calcext:value-type="float">
            <text:p>956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2092" calcext:value-type="float">
            <text:p>35000,02092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2168" calcext:value-type="float">
            <text:p>35100,02168</text:p>
          </table:table-cell>
          <table:table-cell office:value-type="float" office:value="972" calcext:value-type="float">
            <text:p>97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1516" calcext:value-type="float">
            <text:p>35200,0151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828" calcext:value-type="float">
            <text:p>35299,98828</text:p>
          </table:table-cell>
          <table:table-cell office:value-type="float" office:value="981" calcext:value-type="float">
            <text:p>981</text:p>
          </table:table-cell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3558" calcext:value-type="float">
            <text:p>35400,03558</text:p>
          </table:table-cell>
          <table:table-cell office:value-type="float" office:value="948" calcext:value-type="float">
            <text:p>94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732" calcext:value-type="float">
            <text:p>35499,99732</text:p>
          </table:table-cell>
          <table:table-cell office:value-type="float" office:value="959" calcext:value-type="float">
            <text:p>959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046" calcext:value-type="float">
            <text:p>35599,99046</text:p>
          </table:table-cell>
          <table:table-cell office:value-type="float" office:value="981" calcext:value-type="float">
            <text:p>981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662" calcext:value-type="float">
            <text:p>35700,00662</text:p>
          </table:table-cell>
          <table:table-cell office:value-type="float" office:value="972" calcext:value-type="float">
            <text:p>972</text:p>
          </table:table-cell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59" calcext:value-type="float">
            <text:p>35799,9959</text:p>
          </table:table-cell>
          <table:table-cell office:value-type="float" office:value="972" calcext:value-type="float">
            <text:p>972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8654" calcext:value-type="float">
            <text:p>35899,98654</text:p>
          </table:table-cell>
          <table:table-cell office:value-type="float" office:value="985" calcext:value-type="float">
            <text:p>98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246" calcext:value-type="float">
            <text:p>35999,9924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22" calcext:value-type="float">
            <text:p>36100,0022</text:p>
          </table:table-cell>
          <table:table-cell office:value-type="float" office:value="928" calcext:value-type="float">
            <text:p>928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1772" calcext:value-type="float">
            <text:p>36200,01772</text:p>
          </table:table-cell>
          <table:table-cell office:value-type="float" office:value="948" calcext:value-type="float">
            <text:p>94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3" calcext:value-type="float">
            <text:p>36300,003</text:p>
          </table:table-cell>
          <table:table-cell office:value-type="float" office:value="954" calcext:value-type="float">
            <text:p>954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34" calcext:value-type="float">
            <text:p>36400,034</text:p>
          </table:table-cell>
          <table:table-cell office:value-type="float" office:value="957" calcext:value-type="float">
            <text:p>957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9774" calcext:value-type="float">
            <text:p>36499,99774</text:p>
          </table:table-cell>
          <table:table-cell office:value-type="float" office:value="981" calcext:value-type="float">
            <text:p>981</text:p>
          </table:table-cell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0466" calcext:value-type="float">
            <text:p>36600,0046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8268" calcext:value-type="float">
            <text:p>36699,98268</text:p>
          </table:table-cell>
          <table:table-cell office:value-type="float" office:value="974" calcext:value-type="float">
            <text:p>974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8654" calcext:value-type="float">
            <text:p>36799,98654</text:p>
          </table:table-cell>
          <table:table-cell office:value-type="float" office:value="913" calcext:value-type="float">
            <text:p>91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099" calcext:value-type="float">
            <text:p>36900,0099</text:p>
          </table:table-cell>
          <table:table-cell office:value-type="float" office:value="962" calcext:value-type="float">
            <text:p>962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0722" calcext:value-type="float">
            <text:p>37000,00722</text:p>
          </table:table-cell>
          <table:table-cell office:value-type="float" office:value="947" calcext:value-type="float">
            <text:p>94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067" calcext:value-type="float">
            <text:p>37100,0067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8636" calcext:value-type="float">
            <text:p>37199,98636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194" calcext:value-type="float">
            <text:p>37299,98194</text:p>
          </table:table-cell>
          <table:table-cell office:value-type="float" office:value="929" calcext:value-type="float">
            <text:p>929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0938" calcext:value-type="float">
            <text:p>37400,00938</text:p>
          </table:table-cell>
          <table:table-cell office:value-type="float" office:value="948" calcext:value-type="float">
            <text:p>94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9714" calcext:value-type="float">
            <text:p>37499,99714</text:p>
          </table:table-cell>
          <table:table-cell office:value-type="float" office:value="955" calcext:value-type="float">
            <text:p>955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246" calcext:value-type="float">
            <text:p>37599,99246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8864" calcext:value-type="float">
            <text:p>37699,98864</text:p>
          </table:table-cell>
          <table:table-cell office:value-type="float" office:value="987" calcext:value-type="float">
            <text:p>98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0918" calcext:value-type="float">
            <text:p>37800,00918</text:p>
          </table:table-cell>
          <table:table-cell office:value-type="float" office:value="957" calcext:value-type="float">
            <text:p>957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442" calcext:value-type="float">
            <text:p>37900,0442</text:p>
          </table:table-cell>
          <table:table-cell office:value-type="float" office:value="930" calcext:value-type="float">
            <text:p>930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8832" calcext:value-type="float">
            <text:p>37999,98832</text:p>
          </table:table-cell>
          <table:table-cell office:value-type="float" office:value="954" calcext:value-type="float">
            <text:p>954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9192" calcext:value-type="float">
            <text:p>38099,99192</text:p>
          </table:table-cell>
          <table:table-cell office:value-type="float" office:value="973" calcext:value-type="float">
            <text:p>973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8462" calcext:value-type="float">
            <text:p>38199,98462</text:p>
          </table:table-cell>
          <table:table-cell office:value-type="float" office:value="981" calcext:value-type="float">
            <text:p>981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21" calcext:value-type="float">
            <text:p>38299,9921</text:p>
          </table:table-cell>
          <table:table-cell office:value-type="float" office:value="988" calcext:value-type="float">
            <text:p>988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416" calcext:value-type="float">
            <text:p>38400,00416</text:p>
          </table:table-cell>
          <table:table-cell office:value-type="float" office:value="970" calcext:value-type="float">
            <text:p>970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86" calcext:value-type="float">
            <text:p>38499,986</text:p>
          </table:table-cell>
          <table:table-cell office:value-type="float" office:value="964" calcext:value-type="float">
            <text:p>964</text:p>
          </table:table-cell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112" calcext:value-type="float">
            <text:p>38600,02112</text:p>
          </table:table-cell>
          <table:table-cell office:value-type="float" office:value="947" calcext:value-type="float">
            <text:p>947</text:p>
          </table:table-cell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9814" calcext:value-type="float">
            <text:p>38699,99814</text:p>
          </table:table-cell>
          <table:table-cell office:value-type="float" office:value="955" calcext:value-type="float">
            <text:p>955</text:p>
          </table:table-cell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486" calcext:value-type="float">
            <text:p>38799,99486</text:p>
          </table:table-cell>
          <table:table-cell office:value-type="float" office:value="940" calcext:value-type="float">
            <text:p>940</text:p>
          </table:table-cell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879" calcext:value-type="float">
            <text:p>38899,9879</text:p>
          </table:table-cell>
          <table:table-cell office:value-type="float" office:value="955" calcext:value-type="float">
            <text:p>955</text:p>
          </table:table-cell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022" calcext:value-type="float">
            <text:p>39000,0022</text:p>
          </table:table-cell>
          <table:table-cell office:value-type="float" office:value="953" calcext:value-type="float">
            <text:p>95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1964" calcext:value-type="float">
            <text:p>39100,01964</text:p>
          </table:table-cell>
          <table:table-cell office:value-type="float" office:value="955" calcext:value-type="float">
            <text:p>955</text:p>
          </table:table-cell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867" calcext:value-type="float">
            <text:p>39199,9867</text:p>
          </table:table-cell>
          <table:table-cell office:value-type="float" office:value="980" calcext:value-type="float">
            <text:p>980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0066" calcext:value-type="float">
            <text:p>39300,00066</text:p>
          </table:table-cell>
          <table:table-cell office:value-type="float" office:value="930" calcext:value-type="float">
            <text:p>930</text:p>
          </table:table-cell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9506" calcext:value-type="float">
            <text:p>39399,99506</text:p>
          </table:table-cell>
          <table:table-cell office:value-type="float" office:value="968" calcext:value-type="float">
            <text:p>968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1724" calcext:value-type="float">
            <text:p>39500,01724</text:p>
          </table:table-cell>
          <table:table-cell office:value-type="float" office:value="958" calcext:value-type="float">
            <text:p>958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388" calcext:value-type="float">
            <text:p>39600,00388</text:p>
          </table:table-cell>
          <table:table-cell office:value-type="float" office:value="933" calcext:value-type="float">
            <text:p>93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704" calcext:value-type="float">
            <text:p>39699,98704</text:p>
          </table:table-cell>
          <table:table-cell office:value-type="float" office:value="979" calcext:value-type="float">
            <text:p>979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2522" calcext:value-type="float">
            <text:p>39800,02522</text:p>
          </table:table-cell>
          <table:table-cell office:value-type="float" office:value="953" calcext:value-type="float">
            <text:p>953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8922" calcext:value-type="float">
            <text:p>39899,98922</text:p>
          </table:table-cell>
          <table:table-cell office:value-type="float" office:value="961" calcext:value-type="float">
            <text:p>961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97" calcext:value-type="float">
            <text:p>39999,9897</text:p>
          </table:table-cell>
          <table:table-cell office:value-type="float" office:value="955" calcext:value-type="float">
            <text:p>955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003" calcext:value-type="float">
            <text:p>40100,0003</text:p>
          </table:table-cell>
          <table:table-cell office:value-type="float" office:value="963" calcext:value-type="float">
            <text:p>963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452" calcext:value-type="float">
            <text:p>40199,99452</text:p>
          </table:table-cell>
          <table:table-cell office:value-type="float" office:value="981" calcext:value-type="float">
            <text:p>981</text:p>
          </table:table-cell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5194" calcext:value-type="float">
            <text:p>40300,05194</text:p>
          </table:table-cell>
          <table:table-cell office:value-type="float" office:value="939" calcext:value-type="float">
            <text:p>939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2796" calcext:value-type="float">
            <text:p>40400,02796</text:p>
          </table:table-cell>
          <table:table-cell office:value-type="float" office:value="987" calcext:value-type="float">
            <text:p>987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0204" calcext:value-type="float">
            <text:p>40500,00204</text:p>
          </table:table-cell>
          <table:table-cell office:value-type="float" office:value="981" calcext:value-type="float">
            <text:p>981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704" calcext:value-type="float">
            <text:p>40599,99704</text:p>
          </table:table-cell>
          <table:table-cell office:value-type="float" office:value="972" calcext:value-type="float">
            <text:p>972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9422" calcext:value-type="float">
            <text:p>40699,99422</text:p>
          </table:table-cell>
          <table:table-cell office:value-type="float" office:value="955" calcext:value-type="float">
            <text:p>955</text:p>
          </table:table-cell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0664" calcext:value-type="float">
            <text:p>40800,00664</text:p>
          </table:table-cell>
          <table:table-cell office:value-type="float" office:value="946" calcext:value-type="float">
            <text:p>946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0326" calcext:value-type="float">
            <text:p>40900,00326</text:p>
          </table:table-cell>
          <table:table-cell office:value-type="float" office:value="967" calcext:value-type="float">
            <text:p>967</text:p>
          </table:table-cell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1406" calcext:value-type="float">
            <text:p>41000,01406</text:p>
          </table:table-cell>
          <table:table-cell office:value-type="float" office:value="949" calcext:value-type="float">
            <text:p>949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184" calcext:value-type="float">
            <text:p>41099,99184</text:p>
          </table:table-cell>
          <table:table-cell office:value-type="float" office:value="997" calcext:value-type="float">
            <text:p>997</text:p>
          </table:table-cell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856" calcext:value-type="float">
            <text:p>41199,9856</text:p>
          </table:table-cell>
          <table:table-cell office:value-type="float" office:value="981" calcext:value-type="float">
            <text:p>981</text:p>
          </table:table-cell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062" calcext:value-type="float">
            <text:p>41300,0062</text:p>
          </table:table-cell>
          <table:table-cell office:value-type="float" office:value="961" calcext:value-type="float">
            <text:p>96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2402" calcext:value-type="float">
            <text:p>41400,02402</text:p>
          </table:table-cell>
          <table:table-cell office:value-type="float" office:value="933" calcext:value-type="float">
            <text:p>93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154" calcext:value-type="float">
            <text:p>41500,015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2672" calcext:value-type="float">
            <text:p>41600,02672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169" calcext:value-type="float">
            <text:p>41700,0169</text:p>
          </table:table-cell>
          <table:table-cell office:value-type="float" office:value="963" calcext:value-type="float">
            <text:p>963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132" calcext:value-type="float">
            <text:p>41799,99132</text:p>
          </table:table-cell>
          <table:table-cell office:value-type="float" office:value="953" calcext:value-type="float">
            <text:p>953</text:p>
          </table:table-cell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352" calcext:value-type="float">
            <text:p>41899,99352</text:p>
          </table:table-cell>
          <table:table-cell office:value-type="float" office:value="940" calcext:value-type="float">
            <text:p>940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067" calcext:value-type="float">
            <text:p>42000,0067</text:p>
          </table:table-cell>
          <table:table-cell office:value-type="float" office:value="986" calcext:value-type="float">
            <text:p>986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044" calcext:value-type="float">
            <text:p>42099,99044</text:p>
          </table:table-cell>
          <table:table-cell office:value-type="float" office:value="932" calcext:value-type="float">
            <text:p>932</text:p>
          </table:table-cell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043" calcext:value-type="float">
            <text:p>42200,0043</text:p>
          </table:table-cell>
          <table:table-cell office:value-type="float" office:value="963" calcext:value-type="float">
            <text:p>963</text:p>
          </table:table-cell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65" calcext:value-type="float">
            <text:p>42299,9765</text:p>
          </table:table-cell>
          <table:table-cell office:value-type="float" office:value="978" calcext:value-type="float">
            <text:p>978</text:p>
          </table:table-cell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1504" calcext:value-type="float">
            <text:p>42400,01504</text:p>
          </table:table-cell>
          <table:table-cell office:value-type="float" office:value="972" calcext:value-type="float">
            <text:p>972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7448" calcext:value-type="float">
            <text:p>42499,97448</text:p>
          </table:table-cell>
          <table:table-cell office:value-type="float" office:value="953" calcext:value-type="float">
            <text:p>953</text:p>
          </table:table-cell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9284" calcext:value-type="float">
            <text:p>42599,9928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2152" calcext:value-type="float">
            <text:p>42700,02152</text:p>
          </table:table-cell>
          <table:table-cell office:value-type="float" office:value="981" calcext:value-type="float">
            <text:p>981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2904" calcext:value-type="float">
            <text:p>42800,02904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426" calcext:value-type="float">
            <text:p>42899,99426</text:p>
          </table:table-cell>
          <table:table-cell office:value-type="float" office:value="955" calcext:value-type="float">
            <text:p>955</text:p>
          </table:table-cell>
          <table:table-cell office:value-type="float" office:value="7406" calcext:value-type="float">
            <text:p>74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4:36.067628987</dc:date>
    <meta:editing-duration>PT3M2S</meta:editing-duration>
    <meta:editing-cycles>1</meta:editing-cycles>
    <meta:document-statistic meta:table-count="1" meta:cell-count="1696" meta:object-count="0"/>
    <meta:generator>LibreOffice/5.1.6.2$Linux_X86_64 LibreOffice_project/10m0$Build-2</meta:generator>
  </office:meta>
</office:document-meta>
</file>